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2</text:p>
      <text:p text:style-name="Standard">The Great Depression did not affect everyone, some people even made profit from it, however, most were affected by it.</text:p>
      <text:p text:style-name="Standard">The middle-class especially were affected by it.</text:p>
      <text:p text:style-name="Standard">Many workers had the attitude of “I've never had to ask for help, and am afraid to”.</text:p>
      <text:p text:style-name="Standard">This was the heavy psychological impact of the Depression.</text:p>
      <text:p text:style-name="Standard">The work ethic was a huge part of the middle-class worker during the Depression, many emphasized that they “never as yet begged”, and that they had “worked many a day when … almost unable to stand up”.</text:p>
      <text:p text:style-name="Standard">They made it known that they wanted to <text:span text:style-name="T1">BORROW</text:span><text:span text:style-name="T2"> money, not accept it as charity.</text:span></text:p>
      <text:p text:style-name="Standard"><text:span text:style-name="T2">People wrote letters to the Roosevelts, even offering family possessions as security for loans.</text:span></text:p>
      <text:p text:style-name="Standard"><text:span text:style-name="T2">The biggest worry of the middle-class in the 1930s was the thought of losing the family home.</text:span></text:p>
      <text:p text:style-name="Standard"><text:span text:style-name="T2">The Home Owners' Loan Corporation was created in 1933.</text:span></text:p>
      <text:p text:style-name="Standard"><text:span text:style-name="T2">Many saw it as their salvation, but others saw it as a huge disappointment.</text:span></text:p>
      <text:p text:style-name="Standard"><text:span text:style-name="T2">Like other alphabet agencies, the HOLC demonstrated that the New Deal could create hopes and then destroy them.</text:span></text:p>
      <text:p text:style-name="Standard"><text:span text:style-name="T2">It only provided temporary salvation for many.</text:span></text:p>
      <text:p text:style-name="Standard"><text:span text:style-name="T2">While it saved thousands of homes, by 1938 over 100,000 HOLC mortgages had been foreclosed.</text:span></text:p>
      <text:p text:style-name="Standard"><text:span text:style-name="T2">Letters of chapter 2:</text:span></text:p>
      <text:list xml:id="list1615356986426985520" text:style-name="L1">
        <text:list-item>
          <text:p text:style-name="P1"><text:span text:style-name="T2">To have this baby come to a home full of worry and despair, with no money for things it needs is not fair.</text:span></text:p>
        </text:list-item>
        <text:list-item>
          <text:p text:style-name="P1"><text:span text:style-name="T2">I have always put up a good fight, and worked many a day when I was almost unable to stand up, but all to no avail.</text:span></text:p>
        </text:list-item>
        <text:list-item>
          <text:p text:style-name="P1"><text:span text:style-name="T2">I assure you I am worthy of any help you render</text:span></text:p>
        </text:list-item>
        <text:list-item>
          <text:p text:style-name="P1"><text:span text:style-name="T2">Our pride isn't all gone</text:span></text:p>
        </text:list-item>
        <text:list-item>
          <text:p text:style-name="P1"><text:span text:style-name="T2">I would have killed myself if I would have lost my house</text:span></text:p>
        </text:list-item>
        <text:list-item>
          <text:p text:style-name="P1"><text:span text:style-name="T2">I am sure the president, if only he knew, would order that something be done, God bless him</text:span></text:p>
        </text:list-item>
        <text:list-item>
          <text:p text:style-name="P1"><text:span text:style-name="T2">I have no money, no home and no wheres to go</text:span></text:p>
        </text:list-item>
        <text:list-item>
          <text:p text:style-name="P1"><text:span text:style-name="T2">He is worse off then the real poor</text:span></text:p>
        </text:list-item>
        <text:list-item>
          <text:p text:style-name="P1"><text:span text:style-name="T2">It is very humiliating for me to have to write you</text:span></text:p>
        </text:list-item>
        <text:list-item>
          <text:p text:style-name="P1"><text:span text:style-name="T2">Somehow we must manage – but without charity</text:span></text:p>
          <text:list>
            <text:list-item>
              <text:p text:style-name="P1"><text:span text:style-name="T2">This one includes a list of items that this person writes that they will need:</text:span></text:p>
              <text:list>
                <text:list-item>
                  <text:p text:style-name="P1"><text:span text:style-name="T2">2 shirts, silk and wool. Size 2</text:span></text:p>
                </text:list-item>
                <text:list-item>
                  <text:p text:style-name="P1"><text:span text:style-name="T2">3 pr. Stockings, silk and wool, 4 ½ or 4</text:span></text:p>
                </text:list-item>
                <text:list-item>
                  <text:p text:style-name="P1"><text:span text:style-name="T2">3 straight flannel bands</text:span></text:p>
                </text:list-item>
                <text:list-item>
                  <text:p text:style-name="P1"><text:span text:style-name="T2">2 slips – outing flannel</text:span></text:p>
                </text:list-item>
                <text:list-item>
                  <text:p text:style-name="P1"><text:span text:style-name="T2">2 muslim dressed</text:span></text:p>
                </text:list-item>
                <text:list-item>
                  <text:p text:style-name="P1"><text:span text:style-name="T2">1 sweater</text:span></text:p>
                </text:list-item>
                <text:list-item>
                  <text:p text:style-name="P1"><text:span text:style-name="T2">1 wool bonnet</text:span></text:p>
                </text:list-item>
                <text:list-item>
                  <text:p text:style-name="P1"><text:span text:style-name="T2">2 pr. Wool booties</text:span></text:p>
                </text:list-item>
                <text:list-item>
                  <text:p text:style-name="P1"><text:span text:style-name="T2">2 doz. Diapers 30x30 – or 27 x 27</text:span></text:p>
                </text:list-item>
                <text:list-item>
                  <text:p text:style-name="P1"><text:span text:style-name="T2">1 large blanket (baby) about 45” or 50”</text:span></text:p>
                </text:list-item>
                <text:list-item>
                  <text:p text:style-name="P1"><text:span text:style-name="T2">3 outing flannel nightgaowns</text:span></text:p>
                </text:list-item>
              </text:list>
            </text:list-item>
          </text:list>
        </text:list-item>
        <text:list-item>
          <text:p text:style-name="P1"><text:span text:style-name="T2">These pass few years have been a dark struggle</text:span></text:p>
        </text:list-item>
        <text:list-item>
          <text:p text:style-name="P1"><text:span text:style-name="T2">I got faith in you and the Lord together</text:span></text:p>
        </text:list-item>
      </text:list>
      <text:p text:style-name="Standard"><text:span text:style-name="T2"/></text:p>
      <text:p text:style-name="P4"><text:span text:style-name="T2">Chapter 5</text:span></text:p>
      <text:p text:style-name="Standard"><text:span text:style-name="T2">Many older Americans worked hard their whole lives, expecting to reap some benefits when they reached their last years.</text:span></text:p>
      <text:p text:style-name="Standard"><text:span text:style-name="T2">These people were understandably bitter when the Depression prevented them from enjoying what they believed they had coming to them.</text:span></text:p>
      <text:p text:style-name="Standard"><text:span text:style-name="T2">The Depression forced many old Americans to seek help; and their traditional status as society's elders justified their demand for government assistance.</text:span></text:p>
      <text:p text:style-name="Standard"><text:span text:style-name="T2">A significant portion of the American population above the age of sixty was attracted to the Townsend Plan.</text:span></text:p>
      <text:p text:style-name="Standard"><text:span text:style-name="T2">The passage of the Social Security Act in 1935 satisfied some, but by no means all, of the older people who had called for assistance.</text:span></text:p>
      <text:p text:style-name="Standard"><text:span text:style-name="T2">Sickness was made more difficult by the Depression.</text:span></text:p>
      <text:p text:style-name="Standard"><text:span text:style-name="T2">The loss of one's job or home could trigger psychological and physical disorders.</text:span></text:p>
      <text:p text:style-name="Standard"><text:span text:style-name="T2">Depression era doctors and pharmacists appear to have been more understanding than many of their modern counterparts when patients were unable to pay their bills.</text:span></text:p>
      <text:p text:style-name="Standard"><text:span text:style-name="T2">Credit was not unlimited and one of the greatest fears of the aged and the sick was that poverty would prevent them from obtaining necessary treatment and medication.</text:span></text:p>
      <text:p text:style-name="Standard"><text:span text:style-name="T2">The Social Security Act notwithstanding, the old who were also sick and poor seem to have been justified in numbering themselves among the forgotten men and women of the Depression.</text:span></text:p>
      <text:p text:style-name="Standard"><text:span text:style-name="T2">Letters from chapter 5:</text:span></text:p>
      <text:list xml:id="list8714376382231253266" text:style-name="L2">
        <text:list-item>
          <text:p text:style-name="P2"><text:span text:style-name="T2">What are we to do since the calamity has swept our all away?</text:span></text:p>
        </text:list-item>
        <text:list-item>
          <text:p text:style-name="P2"><text:span text:style-name="T2">There is nothing sadder than old people who have struggled hard all their lives... to be forgotten.</text:span></text:p>
        </text:list-item>
        <text:list-item>
          <text:p text:style-name="P2"><text:span text:style-name="T2">If I could have a small pinsion each month so we would not starve.</text:span></text:p>
        </text:list-item>
        <text:list-item>
          <text:p text:style-name="P2"><text:span text:style-name="T2">I helped so many out but it seems now that I am in the grattes trouble no-body will help me.</text:span></text:p>
        </text:list-item>
        <text:list-item>
          <text:p text:style-name="P2"><text:span text:style-name="T2">I only wish President Roosvelt only node what of cind of a shape the old pele were in</text:span></text:p>
        </text:list-item>
        <text:list-item>
          <text:p text:style-name="P2"><text:span text:style-name="T2">I can't get out if I tried to get piece of bread wich of times need</text:span></text:p>
        </text:list-item>
        <text:list-item>
          <text:p text:style-name="P2"><text:span text:style-name="T2">I think that women is more sympathetic than men for the old and distressed people</text:span></text:p>
        </text:list-item>
        <text:list-item>
          <text:p text:style-name="P2"><text:span text:style-name="T2">The Atlantic calls from our shores that there is plenty of room for us</text:span></text:p>
        </text:list-item>
        <text:list-item>
          <text:p text:style-name="P2"><text:span text:style-name="T2">I am one that need it and need it bad</text:span></text:p>
        </text:list-item>
        <text:list-item>
          <text:p text:style-name="P2"><text:span text:style-name="T2">It is hard to be old and not have anything</text:span></text:p>
        </text:list-item>
        <text:list-item>
          <text:p text:style-name="P2"><text:span text:style-name="T2">I have worked hard all of my life and bad lukc has overtaken me in my old days</text:span></text:p>
        </text:list-item>
        <text:list-item>
          <text:p text:style-name="P2"><text:span text:style-name="T2">Please oh please mr. president don't say no</text:span></text:p>
        </text:list-item>
        <text:list-item>
          <text:p text:style-name="P2"><text:span text:style-name="T2">They are so wealthy... have swell homes and cars and we havent anything</text:span></text:p>
        </text:list-item>
        <text:list-item>
          <text:p text:style-name="P2"><text:span text:style-name="T2">I will loose my credit + good standing I so much prized</text:span></text:p>
        </text:list-item>
        <text:list-item>
          <text:p text:style-name="P2"><text:span text:style-name="T2">The dear good Lord gave plenty for us all. Some people wants it all</text:span></text:p>
        </text:list-item>
        <text:list-item>
          <text:p text:style-name="P2"><text:span text:style-name="T2">God told me to write to you</text:span></text:p>
        </text:list-item>
        <text:list-item>
          <text:p text:style-name="P2"><text:span text:style-name="T2">He need plain necesities and I hav'nt one cent</text:span></text:p>
        </text:list-item>
      </text:list>
      <text:p text:style-name="Standard"><text:span text:style-name="T2">Chapter 6</text:span></text:p>
      <text:p text:style-name="Standard"><text:span text:style-name="T2">Children also faced problems in the Great Depression.</text:span></text:p>
      <text:p text:style-name="Standard"><text:span text:style-name="T2">The troubles of children and adults were rooted in basically the same causes.</text:span></text:p>
      <text:p text:style-name="Standard"><text:span text:style-name="T2">Each generation shares certain experiences.</text:span></text:p>
      <text:p text:style-name="Standard"><text:span text:style-name="T2">The children of the 1930s lives through the same economic hardship as their parents did, but it meant different things to the new generation.</text:span></text:p>
      <text:p text:style-name="Standard"><text:span text:style-name="T2">The most important difference between the effects of the Depression on adults and children was that the latter were largely free from the self-blame and shame that were so common among their parents.</text:span></text:p>
      <text:p text:style-name="Standard"><text:span text:style-name="T2">Few children felt any personal guilt.</text:span></text:p>
      <text:p text:style-name="Standard"><text:span text:style-name="T2">Many Americans seem to have seen children as a burden during the 1930s.</text:span></text:p>
      <text:p text:style-name="Standard"><text:span text:style-name="T2">It was the first decade in the history of the Republic in which the number of children under 10 in the population declined.</text:span></text:p>
      <text:p text:style-name="Standard"><text:soft-page-break/><text:span text:style-name="T2">The nation had fewer children under 10 in the 1940 than it had had 20 years earlier.</text:span></text:p>
      <text:p text:style-name="Standard"><text:span text:style-name="T2">The birth rate remained below its 1930 level until 1942.</text:span></text:p>
      <text:p text:style-name="Standard"><text:span text:style-name="T2">From 1932 through 1940, the rate of live births per thousand women aged 15 to 44 years was below 20.</text:span></text:p>
      <text:p text:style-name="Standard"><text:span text:style-name="T2">At no other time in American history before 1965 was this the case.</text:span></text:p>
      <text:p text:style-name="Standard"><text:span text:style-name="T2">Children were obliged to mature rapidly during the economic crisis.</text:span></text:p>
      <text:p text:style-name="Standard"><text:span text:style-name="T2">This rapid maturation is evident in several of the letters that follow.</text:span></text:p>
      <text:p text:style-name="Standard"><text:span text:style-name="T2">The concerns of 10 to 13 year-olds in the 1930s were often with paying bills, avoiding eviction, and providing clothes for the family.</text:span></text:p>
      <text:p text:style-name="Standard"><text:span text:style-name="T2">Some were even able to put fundamental economic questions in simple terms.</text:span></text:p>
      <text:p text:style-name="Standard"><text:span text:style-name="T2">Letters from chapter 6 (Letters to the Roosevelts from children during the 1930s):</text:span></text:p>
      <text:list xml:id="list7106914477493492633" text:style-name="L3">
        <text:list-item>
          <text:p text:style-name="P3"><text:span text:style-name="T2">We have no one to give us a Christmas presents</text:span></text:p>
        </text:list-item>
        <text:list-item>
          <text:p text:style-name="P3"><text:span text:style-name="T2">My friends at school have skates and laugh because I dont have some</text:span></text:p>
        </text:list-item>
        <text:list-item>
          <text:p text:style-name="P3"><text:span text:style-name="T2">All the time he's crying because he can't find work</text:span></text:p>
        </text:list-item>
        <text:list-item>
          <text:p text:style-name="P3"><text:span text:style-name="T2">I do hope that President Roosevelt can make those big money guys loosen up the money</text:span></text:p>
        </text:list-item>
        <text:list-item>
          <text:p text:style-name="P3"><text:span text:style-name="T2">I have no shoe and we are suffin[suffering]</text:span></text:p>
        </text:list-item>
        <text:list-item>
          <text:p text:style-name="P3"><text:span text:style-name="T2">Some time we don't have eni thing[anything] but we live, but you no[know] it so hard to get cloth[clothes]</text:span></text:p>
        </text:list-item>
        <text:list-item>
          <text:p text:style-name="P3"><text:span text:style-name="T2">How can a bank take our money</text:span></text:p>
        </text:list-item>
      </text:list>
      <text:p text:style-name="Standard"><text:span text:style-name="T2"/></text:p>
      <text:p text:style-name="P4"><text:span text:style-name="T2">Audio:</text:span></text:p>
      <text:p text:style-name="Standard"><text:span text:style-name="T2">The Depression from the Top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7T19:57:51.82</meta:creation-date>
    <dc:date>2018-04-08T17:09:39.96</dc:date>
    <dc:creator>Timothy Cayer</dc:creator>
    <meta:editing-duration>PT1H27M16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4" meta:paragraph-count="95" meta:word-count="1266" meta:character-count="6717"/>
  </office:meta>
</office:document-meta>
</file>